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MERO CERRON, KATTERIN MILAGRO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16866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852352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MERO CERRON, KATTERIN MILAGRO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16866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852352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9/2021</text:p>
          </table:table-cell>
          <table:table-cell table:style-name="Tabla2.A3" office:value-type="string">
            <text:p text:style-name="P22">2690392</text:p>
          </table:table-cell>
          <table:table-cell table:style-name="Tabla2.D3" office:value-type="string">
            <text:p text:style-name="P23">5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5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20:31:1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